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F000000DF20406B5FD90D4969.png" manifest:media-type="image/png"/>
  <manifest:file-entry manifest:full-path="Pictures/100002010000026B000000499361D1858574CB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" style:family="graphic" style:parent-style-name="measure">
      <style:graphic-properties svg:stroke-width="0.051cm" svg:stroke-color="#ce181e" draw:marker-start-width="0.355cm" draw:marker-end-width="0.355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b2b2b2" draw:fill-color="#b2b2b2" draw:textarea-horizontal-align="justify" draw:textarea-vertical-align="middle" draw:auto-grow-height="false" fo:min-height="0.573cm" fo:min-width="0.466cm"/>
    </style:style>
    <style:style style:name="gr6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0.523cm" fo:min-width="0.416cm" fo:padding-top="0.15cm" fo:padding-bottom="0.15cm" fo:padding-left="0.275cm" fo:padding-right="0.275cm"/>
    </style:style>
    <style:style style:name="gr7" style:family="graphic" style:parent-style-name="measure">
      <style:graphic-properties svg:stroke-width="0.051cm" svg:stroke-color="#ce181e" draw:marker-start-width="0.355cm" draw:marker-end-width="0.355cm" draw:textarea-vertical-align="middle" draw:line-distance="0.739cm" draw:placing="below"/>
    </style:style>
    <style:style style:name="gr8" style:family="graphic" style:parent-style-name="measure">
      <style:graphic-properties svg:stroke-width="0.051cm" svg:stroke-color="#ce181e" draw:marker-start-width="0.355cm" draw:marker-end-width="0.355cm" draw:textarea-vertical-align="middle" draw:line-distance="0.807cm" draw:placing="below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81cm" fo:min-width="0cm"/>
    </style:style>
    <style:style style:name="gr10" style:family="graphic" style:parent-style-name="objectwithoutfill">
      <style:graphic-properties svg:stroke-width="0.051cm" svg:stroke-color="#ce181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0.114cm" fo:min-width="0.28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0.114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1.346cm" fo:min-width="0cm" fo:padding-top="0.15cm" fo:padding-bottom="0.15cm" fo:padding-left="0.275cm" fo:padding-right="0.275cm"/>
    </style:style>
    <style:style style:name="gr15" style:family="graphic" style:parent-style-name="measure">
      <style:graphic-properties svg:stroke-width="0.051cm" svg:stroke-color="#ce181e" draw:marker-start-width="0.355cm" draw:marker-end-width="0.355cm" draw:textarea-vertical-align="middle" draw:line-distance="0.774cm" draw:placing="below"/>
    </style:style>
    <style:style style:name="gr16" style:family="graphic" style:parent-style-name="standard">
      <style:graphic-properties svg:stroke-width="0.051cm" svg:stroke-color="#ce181e" draw:marker-start-width="0.355cm" draw:marker-end-width="0.355cm" draw:fill="none" draw:textarea-horizontal-align="justify" draw:textarea-vertical-align="middle" draw:auto-grow-height="false" fo:min-height="0.515cm" fo:min-width="2.448cm" fo:padding-top="0.15cm" fo:padding-bottom="0.15cm" fo:padding-left="0.275cm" fo:padding-right="0.275cm"/>
    </style:style>
    <style:style style:name="gr17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ce181e"/>
    </style:style>
    <style:style style:name="P4" style:family="paragraph">
      <loext:graphic-properties draw:fill="none" draw:fill-color="#ffffff"/>
      <style:text-properties fo:color="#ce181e" fo:font-weight="normal" style:font-weight-asian="normal" style:font-weight-complex="normal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color="#ce181e"/>
    </style:style>
    <style:style style:name="P8" style:family="paragraph">
      <loext:graphic-properties draw:fill-color="#ffffff"/>
    </style:style>
    <style:style style:name="T1" style:family="text">
      <style:text-properties fo:color="#ce181e"/>
    </style:style>
    <style:style style:name="T2" style:family="text">
      <style:text-properties fo:color="#ce181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Inventories</text:p>
          </draw:text-box>
        </draw:frame>
        <draw:frame draw:style-name="gr1" draw:text-style-name="P1" draw:layer="layout" svg:width="16.377cm" svg:height="1.93cm" svg:x="5.846cm" svg:y="7.525cm">
          <draw:image xlink:href="Pictures/100002010000026B000000499361D1858574CBA2.png" xlink:type="simple" xlink:show="embed" xlink:actuate="onLoad">
            <text:p/>
          </draw:image>
        </draw:frame>
        <draw:line draw:style-name="gr2" draw:text-style-name="P2" draw:layer="layout" svg:x1="5.846cm" svg:y1="9.385cm" svg:x2="22.223cm" svg:y2="9.385cm">
          <text:p/>
        </draw:line>
        <draw:measure draw:style-name="gr3" draw:text-style-name="P3" draw:layer="measurelines" svg:x1="5.913cm" svg:y1="4.67cm" svg:x2="22.133cm" svg:y2="4.693cm">
          <text:p text:style-name="P3"><text:span text:style-name="T1">38 tiles</text:span></text:p>
        </draw:measure>
        <draw:measure draw:style-name="gr3" draw:text-style-name="P3" draw:layer="layout" svg:x1="2.761cm" svg:y1="9.41cm" svg:x2="2.738cm" svg:y2="7.569cm">
          <text:p text:style-name="P3"><text:span text:style-name="T1">4 tiles</text:span></text:p>
        </draw:measure>
        <draw:frame draw:style-name="gr4" draw:text-style-name="P4" draw:layer="layout" svg:width="4.092cm" svg:height="0.962cm" svg:x="0.858cm" svg:y="3.479cm">
          <draw:text-box>
            <text:p><text:span text:style-name="T2">inv_dim 38 4</text:span></text:p>
          </draw:text-box>
        </draw:frame>
        <draw:custom-shape draw:style-name="gr5" draw:text-style-name="P5" draw:layer="layout" svg:width="0.966cm" svg:height="0.823cm" svg:x="18.178cm" svg:y="8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66cm" svg:height="0.823cm" svg:x="18.178cm" svg:y="8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" draw:text-style-name="P3" draw:layer="layout" svg:x1="18.211cm" svg:y1="10.611cm" svg:x2="19.143cm" svg:y2="10.63cm">
          <text:p text:style-name="P3"><text:span text:style-name="T1">2</text:span></text:p>
        </draw:measure>
        <draw:measure draw:style-name="gr8" draw:text-style-name="P3" draw:layer="layout" svg:x1="22.137cm" svg:y1="9.352cm" svg:x2="22.123cm" svg:y2="8.537cm">
          <text:p text:style-name="P3"><text:span text:style-name="T1">2</text:span></text:p>
        </draw:measure>
        <draw:frame draw:style-name="gr4" draw:text-style-name="P4" draw:layer="layout" svg:width="5.29cm" svg:height="0.962cm" svg:x="20.015cm" svg:y="10.477cm">
          <draw:text-box>
            <text:p><text:span text:style-name="T2">inv_item_dim 2 2</text:span></text:p>
          </draw:text-box>
        </draw:frame>
        <draw:custom-shape draw:style-name="gr9" draw:text-style-name="P6" draw:layer="layout" svg:width="0.384cm" svg:height="0.531cm" svg:x="20.809cm" svg:y="8.92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389cm" svg:height="0.962cm" svg:x="16.88cm" svg:y="5.951cm">
          <draw:text-box>
            <text:p><text:span text:style-name="T1">inv_empty</text:span></text:p>
          </draw:text-box>
        </draw:frame>
        <draw:line draw:style-name="gr10" draw:text-style-name="P2" draw:layer="layout" svg:x1="18.666cm" svg:y1="6.879cm" svg:x2="18.666cm" svg:y2="8.49cm">
          <text:p/>
        </draw:line>
        <draw:custom-shape draw:style-name="gr11" draw:text-style-name="P2" draw:layer="layout" svg:width="0.83cm" svg:height="0.414cm" svg:x="5.982cm" svg:y="7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4.795cm" svg:height="0.962cm" svg:x="4.056cm" svg:y="5.101cm">
          <draw:text-box>
            <text:p><text:span text:style-name="T1">inv_left_margin</text:span></text:p>
          </draw:text-box>
        </draw:frame>
        <draw:line draw:style-name="gr10" draw:text-style-name="P2" draw:layer="layout" svg:x1="6.351cm" svg:y1="6.258cm" svg:x2="6.381cm" svg:y2="7.663cm">
          <text:p/>
        </draw:line>
        <draw:custom-shape draw:style-name="gr12" draw:text-style-name="P2" draw:layer="layout" svg:width="0.46cm" svg:height="0.414cm" svg:x="11.398cm" svg:y="7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5.18cm" svg:height="0.962cm" svg:x="9.188cm" svg:y="5.092cm">
          <draw:text-box>
            <text:p><text:span text:style-name="T1">inv_right_margin</text:span></text:p>
          </draw:text-box>
        </draw:frame>
        <draw:line draw:style-name="gr10" draw:text-style-name="P2" draw:layer="layout" svg:x1="11.648cm" svg:y1="6.224cm" svg:x2="11.678cm" svg:y2="7.629cm">
          <text:p/>
        </draw:line>
        <draw:custom-shape draw:style-name="gr12" draw:text-style-name="P2" draw:layer="layout" svg:width="0.46cm" svg:height="0.414cm" svg:x="21.201cm" svg:y="7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5.425cm" svg:height="0.962cm" svg:x="18.755cm" svg:y="4.826cm">
          <draw:text-box>
            <text:p><text:span text:style-name="T1">inv_scroll_margin</text:span></text:p>
          </draw:text-box>
        </draw:frame>
        <draw:line draw:style-name="gr10" draw:text-style-name="P2" draw:layer="layout" svg:x1="21.473cm" svg:y1="5.788cm" svg:x2="21.481cm" svg:y2="7.656cm">
          <text:p/>
        </draw:line>
        <draw:custom-shape draw:style-name="gr14" draw:text-style-name="P2" draw:layer="layout" svg:width="0.425cm" svg:height="1.646cm" svg:x="21.661cm" svg:y="7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3.342cm" svg:height="0.962cm" svg:x="23.675cm" svg:y="5.511cm">
          <draw:text-box>
            <text:p><text:span text:style-name="T1">inv_scroll</text:span></text:p>
          </draw:text-box>
        </draw:frame>
        <draw:line draw:style-name="gr10" draw:text-style-name="P2" draw:layer="layout" svg:x1="24.852cm" svg:y1="6.473cm" svg:x2="22.14cm" svg:y2="7.626cm">
          <text:p/>
        </draw:line>
        <draw:custom-shape draw:style-name="gr12" draw:text-style-name="P2" draw:layer="layout" svg:width="0.46cm" svg:height="0.414cm" svg:x="15.732cm" svg:y="7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5.531cm" svg:height="0.962cm" svg:x="13.181cm" svg:y="4.261cm">
          <draw:text-box>
            <text:p><text:span text:style-name="T1">inv_quant_margin</text:span></text:p>
          </draw:text-box>
        </draw:frame>
        <draw:line draw:style-name="gr10" draw:text-style-name="P2" draw:layer="layout" svg:x1="15.966cm" svg:y1="5.141cm" svg:x2="15.967cm" svg:y2="7.629cm">
          <text:p/>
        </draw:line>
        <draw:measure draw:style-name="gr15" draw:text-style-name="P3" draw:layer="layout" svg:x1="11.906cm" svg:y1="9.385cm" svg:x2="13.568cm" svg:y2="9.385cm">
          <text:p text:style-name="P3">4</text:p>
        </draw:measure>
        <draw:frame draw:style-name="gr4" draw:text-style-name="P7" draw:layer="layout" svg:width="4.304cm" svg:height="0.962cm" svg:x="10.635cm" svg:y="10.826cm">
          <draw:text-box>
            <text:p><text:span text:style-name="T1">inv_quant 1 4</text:span></text:p>
          </draw:text-box>
        </draw:frame>
        <draw:frame draw:style-name="gr1" draw:text-style-name="P1" draw:layer="layout" svg:width="1.048cm" svg:height="1.048cm" svg:x="7.389cm" svg:y="13.349cm">
          <draw:image xlink:href="Pictures/10000201000000DF000000DF20406B5FD90D4969.png" xlink:type="simple" xlink:show="embed" xlink:actuate="onLoad">
            <text:p/>
          </draw:image>
        </draw:frame>
        <draw:custom-shape draw:style-name="gr16" draw:text-style-name="P2" draw:layer="layout" svg:width="2.998cm" svg:height="0.815cm" svg:x="6.808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86cm" svg:height="0.962cm" svg:x="6.77cm" svg:y="10.822cm">
          <draw:text-box>
            <text:p><text:span text:style-name="T2">inv_item</text:span></text:p>
          </draw:text-box>
        </draw:frame>
        <draw:line draw:style-name="gr10" draw:text-style-name="P2" draw:layer="layout" svg:x1="8.013cm" svg:y1="11.944cm" svg:x2="8.013cm" svg:y2="13.349cm">
          <text:p/>
        </draw:line>
        <draw:line draw:style-name="gr10" draw:text-style-name="P2" draw:layer="layout" svg:x1="8.053cm" svg:y1="10.822cm" svg:x2="8.086cm" svg:y2="9.385cm">
          <text:p/>
        </draw:lin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you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tem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21:44:29.168164659</meta:creation-date>
    <dc:date>2020-04-01T23:38:37.068164203</dc:date>
    <meta:editing-duration>PT1H3M19S</meta:editing-duration>
    <meta:editing-cycles>12</meta:editing-cycles>
    <meta:generator>LibreOffice/6.0.7.3$Linux_X86_64 LibreOffice_project/00m0$Build-3</meta:generator>
    <meta:document-statistic meta:object-count="67"/>
  </office:meta>
</office:document-meta>
</file>